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ndale Mono" svg:font-family="'Andale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9ba1" officeooo:paragraph-rsid="00049ba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49ba1" officeooo:paragraph-rsid="00049ba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imbus Mono PS" fo:font-size="12pt" fo:font-weight="normal" officeooo:rsid="00049ba1" officeooo:paragraph-rsid="00049ba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Nimbus Mono PS" fo:font-size="9pt" fo:font-weight="normal" officeooo:rsid="00049ba1" officeooo:paragraph-rsid="00049ba1" style:font-size-asian="7.84999990463257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ndale Mono" fo:font-size="12pt" fo:font-weight="normal" officeooo:rsid="00049ba1" officeooo:paragraph-rsid="00049ba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oto Sans" fo:font-size="12pt" fo:font-weight="normal" officeooo:rsid="00049ba1" officeooo:paragraph-rsid="00049ba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Noto Sans" fo:font-size="12pt" fo:font-weight="normal" officeooo:rsid="000519be" officeooo:paragraph-rsid="000519b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imbus Mono PS" fo:font-size="12pt" fo:font-weight="normal" officeooo:rsid="000519be" officeooo:paragraph-rsid="000519b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imbus Mono PS" fo:font-size="9pt" fo:font-weight="normal" officeooo:rsid="000519be" officeooo:paragraph-rsid="000519be" style:font-size-asian="7.84999990463257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Noto Sans" fo:font-size="12pt" fo:font-weight="normal" officeooo:rsid="00061772" officeooo:paragraph-rsid="0006177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Nimbus Mono PS" fo:font-size="12pt" fo:font-weight="normal" officeooo:rsid="00061772" officeooo:paragraph-rsid="0006177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Noto Sans" fo:font-size="16pt" fo:font-weight="normal" officeooo:rsid="00061772" officeooo:paragraph-rsid="00061772" style:font-size-asian="14pt" style:font-weight-asian="normal" style:font-size-complex="16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Noto Sans" fo:font-size="12pt" fo:font-weight="normal" officeooo:rsid="00061772" officeooo:paragraph-rsid="00061772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Noto Sans" fo:font-size="12pt" fo:font-weight="normal" officeooo:rsid="00061772" officeooo:paragraph-rsid="00061772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Noto Sans" fo:font-size="12pt" fo:font-weight="normal" officeooo:rsid="00061772" officeooo:paragraph-rsid="00061772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Noto Sans" fo:font-size="12pt" fo:font-weight="normal" officeooo:rsid="00061772" officeooo:paragraph-rsid="0006177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Noto Sans" fo:font-size="12pt" fo:font-weight="normal" officeooo:rsid="000724b2" officeooo:paragraph-rsid="000724b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Nimbus Mono PS" fo:font-size="12pt" fo:font-weight="normal" officeooo:rsid="000724b2" officeooo:paragraph-rsid="000724b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Noto Sans" fo:font-size="12pt" fo:font-weight="normal" officeooo:rsid="000726be" officeooo:paragraph-rsid="000726b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Nimbus Mono PS" fo:font-size="12pt" fo:font-weight="normal" officeooo:rsid="000726be" officeooo:paragraph-rsid="000726be" style:font-size-asian="10.5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Noto Sans" fo:font-size="12pt" fo:font-weight="normal" officeooo:rsid="000726be" officeooo:paragraph-rsid="000726b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Nimbus Mono PS" fo:font-size="12pt" fo:font-weight="normal" officeooo:rsid="000829ae" officeooo:paragraph-rsid="000726b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Noto Sans" fo:font-size="12pt" fo:font-weight="normal" officeooo:rsid="000829ae" officeooo:paragraph-rsid="000726b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Noto Sans" fo:font-size="12pt" fo:font-weight="normal" officeooo:rsid="000829ae" officeooo:paragraph-rsid="000829a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Nimbus Mono PS" fo:font-size="12pt" fo:font-weight="normal" officeooo:rsid="000829ae" officeooo:paragraph-rsid="000829ae" style:font-size-asian="10.5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font-name="Noto Sans" fo:font-size="12pt" fo:font-weight="normal" officeooo:rsid="000829ae" officeooo:paragraph-rsid="000829a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Noto Sans" fo:font-size="12pt" fo:font-weight="normal" officeooo:rsid="00096db8" officeooo:paragraph-rsid="00096db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Nimbus Mono PS" fo:font-size="12pt" fo:font-weight="normal" officeooo:rsid="00096db8" officeooo:paragraph-rsid="00096db8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Noto Sans" fo:font-size="12pt" fo:font-weight="normal" officeooo:rsid="000a5b58" officeooo:paragraph-rsid="00096db8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Noto Sans" fo:font-size="12pt" fo:font-weight="normal" officeooo:rsid="000b1443" officeooo:paragraph-rsid="00096db8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Noto Sans" fo:font-size="16pt" fo:font-weight="normal" officeooo:rsid="000fd3df" officeooo:paragraph-rsid="000fd3df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Noto Sans" fo:font-size="12pt" fo:font-weight="normal" officeooo:rsid="000fd3df" officeooo:paragraph-rsid="000fd3df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Nimbus Mono PS" fo:font-size="12pt" fo:font-weight="normal" officeooo:rsid="000fd3df" officeooo:paragraph-rsid="000fd3d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007dd" officeooo:paragraph-rsid="000fd3d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Noto Sans" fo:font-size="12pt" fo:font-weight="normal" officeooo:rsid="001007dd" officeooo:paragraph-rsid="001007dd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007dd" officeooo:paragraph-rsid="001007dd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Noto Sans" fo:font-size="16pt" fo:font-weight="normal" officeooo:rsid="001349bd" officeooo:paragraph-rsid="001349bd" style:font-size-asian="14pt" style:font-weight-asian="normal" style:font-size-complex="16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Noto Sans" fo:font-size="16pt" fo:font-weight="normal" officeooo:rsid="001349bd" officeooo:paragraph-rsid="001349bd" style:font-size-asian="14pt" style:font-weight-asian="normal" style:font-size-complex="16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Noto Sans" fo:font-size="12pt" fo:font-weight="normal" officeooo:rsid="001349bd" officeooo:paragraph-rsid="001349bd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349bd" officeooo:paragraph-rsid="001349b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Noto Sans" fo:font-size="12pt" fo:font-weight="normal" officeooo:rsid="001349bd" officeooo:paragraph-rsid="001349b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349bd" officeooo:paragraph-rsid="001349bd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Noto Sans" fo:font-size="15pt" fo:font-weight="normal" officeooo:rsid="001349bd" officeooo:paragraph-rsid="001349bd" style:font-size-asian="13.1000003814697pt" style:font-weight-asian="normal" style:font-size-complex="15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42b1c" officeooo:paragraph-rsid="001349bd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Noto Sans" fo:font-size="12pt" fo:font-weight="normal" officeooo:rsid="00142b1c" officeooo:paragraph-rsid="00142b1c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42b1c" officeooo:paragraph-rsid="00142b1c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Nimbus Mono PS" fo:font-size="10pt" fo:font-weight="normal" officeooo:rsid="00142b1c" officeooo:paragraph-rsid="00142b1c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Noto Sans" fo:font-size="16pt" fo:font-weight="normal" officeooo:rsid="00142b1c" officeooo:paragraph-rsid="00142b1c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Noto Sans" fo:font-size="12pt" fo:font-weight="normal" officeooo:rsid="00142b1c" officeooo:paragraph-rsid="00142b1c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42b1c" officeooo:paragraph-rsid="00142b1c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Nimbus Mono PS" fo:font-size="10pt" fo:font-weight="normal" officeooo:rsid="00142b1c" officeooo:paragraph-rsid="00142b1c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Noto Sans" fo:font-size="16pt" fo:font-weight="normal" officeooo:rsid="00142b1c" officeooo:paragraph-rsid="00142b1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5087c" officeooo:paragraph-rsid="00142b1c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Noto Sans" fo:font-size="12pt" fo:font-weight="normal" officeooo:rsid="0015087c" officeooo:paragraph-rsid="0015087c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5087c" officeooo:paragraph-rsid="0015087c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349bd" officeooo:paragraph-rsid="00160062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60062" officeooo:paragraph-rsid="00160062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Noto Sans" fo:font-size="12pt" fo:font-weight="normal" officeooo:rsid="00160062" officeooo:paragraph-rsid="00160062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Noto Sans" fo:font-size="16pt" fo:font-weight="normal" officeooo:rsid="001349bd" officeooo:paragraph-rsid="00160062" style:font-size-asian="14pt" style:font-weight-asian="normal" style:font-size-complex="16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Noto Sans" fo:font-size="12pt" fo:font-weight="normal" officeooo:rsid="00160062" officeooo:paragraph-rsid="00160062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Noto Sans" fo:font-size="12pt" fo:font-weight="normal" officeooo:rsid="00160062" officeooo:paragraph-rsid="00174f28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Noto Sans" fo:font-size="12pt" fo:font-weight="normal" officeooo:rsid="00174f28" officeooo:paragraph-rsid="00174f28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Noto Sans" fo:font-size="16pt" fo:font-weight="normal" officeooo:rsid="001349bd" officeooo:paragraph-rsid="00160062" style:font-size-asian="14pt" style:font-weight-asian="normal" style:font-size-complex="16pt" style:font-weight-complex="normal"/>
    </style:style>
    <style:style style:name="T1" style:family="text">
      <style:text-properties style:font-name="Noto Sans"/>
    </style:style>
    <style:style style:name="T2" style:family="text">
      <style:text-properties officeooo:rsid="000519be"/>
    </style:style>
    <style:style style:name="T3" style:family="text">
      <style:text-properties fo:font-size="9pt" style:font-size-asian="7.84999990463257pt" style:font-size-complex="9pt"/>
    </style:style>
    <style:style style:name="T4" style:family="text">
      <style:text-properties style:font-name="Nimbus Mono PS" officeooo:rsid="000519be"/>
    </style:style>
    <style:style style:name="T5" style:family="text">
      <style:text-properties style:font-name="Nimbus Mono P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829ae"/>
    </style:style>
    <style:style style:name="T8" style:family="text">
      <style:text-properties style:font-name="Nimbus Mono PS" officeooo:rsid="000829ae"/>
    </style:style>
    <style:style style:name="T9" style:family="text">
      <style:text-properties style:font-name="Nimbus Mono PS" officeooo:rsid="001007dd"/>
    </style:style>
    <style:style style:name="T10" style:family="text">
      <style:text-properties style:font-name="Nimbus Mono PS" officeooo:rsid="00142b1c"/>
    </style:style>
    <style:style style:name="T11" style:family="text">
      <style:text-properties fo:font-size="10pt"/>
    </style:style>
    <style:style style:name="T12" style:family="text">
      <style:text-properties style:font-name="Nimbus Mono PS" officeooo:rsid="0015087c"/>
    </style:style>
    <style:style style:name="T13" style:family="text">
      <style:text-properties officeooo:rsid="00160062"/>
    </style:style>
    <style:style style:name="T14" style:family="text">
      <style:text-properties officeooo:rsid="00174f28"/>
    </style:style>
    <style:style style:name="T15" style:family="text">
      <style:text-properties fo:font-size="12pt" officeooo:rsid="00160062" style:font-size-asian="10.5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</text:p>
      <text:p text:style-name="P2"/>
      <text:p text:style-name="P2">1.<text:span text:style-name="T1"> it is a floor division operator…</text:span></text:p>
      <text:p text:style-name="P2"><text:s text:c="2"/></text:p>
      <text:p text:style-name="P3"><text:s text:c="4"/><text:span text:style-name="T2">No</text:span></text:p>
      <text:p text:style-name="P3"><text:tab/><text:span text:style-name="T3">floor division removes and decimels, and shows an intger</text:span></text:p>
      <text:p text:style-name="P4"/>
      <text:p text:style-name="P4"/>
      <text:p text:style-name="P5"/>
      <text:p text:style-name="P5">2. The output of run the following call ```print((1.1 + 2.2) == 3.3) ``` is True</text:p>
      <text:p text:style-name="P5"/>
      <text:p text:style-name="P5"><text:tab/><text:span text:style-name="T4">No</text:span></text:p>
      <text:p text:style-name="P3"><text:tab/> <text:span text:style-name="T3">programming langues are not that accurate with numbers, there should be an extra <text:s text:c="8"/></text:span></text:p>
      <text:p text:style-name="P4"><text:s text:c="8"/>number at the end, though there is a workaround using libraries that are specialized </text:p>
      <text:p text:style-name="P4"><text:tab/> with number and float precision </text:p>
      <text:p text:style-name="P4"/>
      <text:p text:style-name="P4"/>
      <text:p text:style-name="P6">3. Thw following statement</text:p>
      <text:p text:style-name="P6"/>
      <text:p text:style-name="P6">```</text:p>
      <text:p text:style-name="P6">sum = 1 + 2 + 3 + 4 + \</text:p>
      <text:p text:style-name="P6"><text:tab/>5 + 6</text:p>
      <text:p text:style-name="P6">```</text:p>
      <text:p text:style-name="P6"/>
      <text:p text:style-name="P6">is equivalent to ? (<text:span text:style-name="T5"> Yes </text:span>)</text:p>
      <text:p text:style-name="P6"/>
      <text:p text:style-name="P6">```</text:p>
      <text:p text:style-name="P6">sum = 1 + 2 + 3 + 4 + 5 + 6</text:p>
      <text:p text:style-name="P6">```</text:p>
      <text:p text:style-name="P6"/>
      <text:p text:style-name="P6">and is equivalent to ? <text:s/>(<text:span text:style-name="T5"> No, Python is sensitive to indentations </text:span>)</text:p>
      <text:p text:style-name="P6"/>
      <text:p text:style-name="P6">```</text:p>
      <text:p text:style-name="P6">sum = 1 + 2 + 3 + 4 + </text:p>
      <text:p text:style-name="P6"><text:tab/>5 + 6</text:p>
      <text:p text:style-name="P6">```</text:p>
      <text:p text:style-name="P6"/>
      <text:p text:style-name="P6"/>
      <text:p text:style-name="P7">4. The “and” in python does an OR logical operation?</text:p>
      <text:p text:style-name="P7"/>
      <text:p text:style-name="P7"><text:tab/><text:span text:style-name="T5">No</text:span></text:p>
      <text:p text:style-name="P8"><text:tab/> <text:span text:style-name="T3">similar to &amp;&amp; in other languages</text:span></text:p>
      <text:p text:style-name="P9"/>
      <text:p text:style-name="P7"/>
      <text:p text:style-name="P7"><text:soft-page-break/>5. You can use ```eval``` function to…</text:p>
      <text:p text:style-name="P7"/>
      <text:p text:style-name="P7"><text:tab/></text:p>
      <text:p text:style-name="P8"><text:tab/>No</text:p>
      <text:p text:style-name="P8"><text:tab/> <text:span text:style-name="T3">the eval function evaluate a string as a Python code, and return the result as a string</text:span></text:p>
      <text:p text:style-name="P9"/>
      <text:p text:style-name="P9"/>
      <text:p text:style-name="P9"/>
      <text:p text:style-name="P7">6. The ```in``` operator is used to check for a value exists…</text:p>
      <text:p text:style-name="P7"/>
      <text:p text:style-name="P7"><text:tab/><text:span text:style-name="T5">Yes</text:span></text:p>
      <text:p text:style-name="P8"/>
      <text:p text:style-name="P7"/>
      <text:p text:style-name="P7">7. The operator preccedence in Python is different than other lanagues like C++</text:p>
      <text:p text:style-name="P7"/>
      <text:p text:style-name="P7"><text:tab/><text:span text:style-name="T5">Yes</text:span></text:p>
      <text:p text:style-name="P8"/>
      <text:p text:style-name="P7">8. The ```is``` operator in Python checks if two object has the same id</text:p>
      <text:p text:style-name="P7"/>
      <text:p text:style-name="P7"><text:tab/><text:span text:style-name="T5">Yes</text:span></text:p>
      <text:p text:style-name="P8"/>
      <text:p text:style-name="P7">9. The ```not``` operator in Python performs a logical negation</text:p>
      <text:p text:style-name="P7"/>
      <text:p text:style-name="P7"><text:tab/><text:span text:style-name="T5">Yes</text:span></text:p>
      <text:p text:style-name="P8"/>
      <text:p text:style-name="P7"/>
      <text:p text:style-name="P10">10. To generate a number you need to do this</text:p>
      <text:p text:style-name="P10"/>
      <text:p text:style-name="P10">```</text:p>
      <text:p text:style-name="P10">import random</text:p>
      <text:p text:style-name="P10">random.random()</text:p>
      <text:p text:style-name="P10">```</text:p>
      <text:p text:style-name="P10">This return a floating point number in the range of [0, 1]</text:p>
      <text:p text:style-name="P10"/>
      <text:p text:style-name="P10"><text:tab/><text:span text:style-name="T5">Yes</text:span></text:p>
      <text:p text:style-name="P11"/>
      <text:p text:style-name="P10">11. In order to convert a number into a string use the ```str()`` funciton…</text:p>
      <text:p text:style-name="P10"/>
      <text:p text:style-name="P10"><text:tab/><text:span text:style-name="T5">Yes</text:span></text:p>
      <text:p text:style-name="P11"/>
      <text:p text:style-name="P10">12. Importing everything with the asterisk(*) is good, but can lead to duplicate definitions</text:p>
      <text:p text:style-name="P10"><text:soft-page-break/></text:p>
      <text:p text:style-name="P10"><text:tab/><text:span text:style-name="T5">Yes</text:span></text:p>
      <text:p text:style-name="P11"/>
      <text:p text:style-name="P10">13. In Python the ```from … import ...``` statement is used to import specific parts…</text:p>
      <text:p text:style-name="P10"/>
      <text:p text:style-name="P10"><text:tab/><text:span text:style-name="T5">Yes</text:span></text:p>
      <text:p text:style-name="P11"/>
      <text:p text:style-name="P10">14. In Python a module is the way to structure a program…</text:p>
      <text:p text:style-name="P10"/>
      <text:p text:style-name="P10"><text:tab/><text:span text:style-name="T5">Yes</text:span></text:p>
      <text:p text:style-name="P11"/>
      <text:p text:style-name="P10"/>
      <text:p text:style-name="P10"/>
      <text:p text:style-name="P12">Q2</text:p>
      <text:p text:style-name="P12"/>
      <text:p text:style-name="P10">1. What is the value of x if ```x = int(44.55 + 2/2)```</text:p>
      <text:p text:style-name="P10"/>
      <text:p text:style-name="P10"><text:tab/><text:span text:style-name="T5">44</text:span></text:p>
      <text:p text:style-name="P11"/>
      <text:p text:style-name="P10">2. What is the value of the following expression ```2 + 4.00, 2 ** 4.0```</text:p>
      <text:p text:style-name="P10"/>
      <text:p text:style-name="P10"><text:tab/><text:span text:style-name="T5">6.0, 16.0</text:span></text:p>
      <text:p text:style-name="P11"/>
      <text:p text:style-name="P10">3. Which of the following is truncation operator</text:p>
      <text:p text:style-name="P10"/>
      <text:list text:style-name="L1">
        <text:list-item>
          <text:p text:style-name="P13">/</text:p>
        </text:list-item>
        <text:list-item>
          <text:p text:style-name="P13">%</text:p>
        </text:list-item>
        <text:list-item>
          <text:p text:style-name="P13">//</text:p>
        </text:list-item>
      </text:list>
      <text:p text:style-name="P11"><text:tab/><text:tab/></text:p>
      <text:p text:style-name="P11"><text:tab/><text:tab/>3</text:p>
      <text:p text:style-name="P11"/>
      <text:p text:style-name="P10">4. What are the values of the following expressions</text:p>
      <text:p text:style-name="P10"/>
      <text:p text:style-name="P10"><text:tab/>````</text:p>
      <text:p text:style-name="P10"><text:tab/>x = 2 ** ( 3 ** 2 )</text:p>
      <text:p text:style-name="P10"><text:tab/>y = ( 2 ** 3 ) ** 2</text:p>
      <text:p text:style-name="P10"><text:tab/>z = 2 ** 3 ** 2</text:p>
      <text:p text:style-name="P10"><text:tab/>````</text:p>
      <text:list text:style-name="L2">
        <text:list-item>
          <text:p text:style-name="P14">512 64 512</text:p>
        </text:list-item>
        <text:list-item>
          <text:p text:style-name="P14">64 512 512</text:p>
        </text:list-item>
        <text:list-item>
          <text:p text:style-name="P14">512 51 64</text:p>
        </text:list-item>
      </text:list>
      <text:p text:style-name="P11"><text:soft-page-break/><text:tab/><text:tab/>1</text:p>
      <text:p text:style-name="P11"/>
      <text:p text:style-name="P10">5. What is the value of the following expression ```8 / 4 / 2, 8 / ( 4 / 2 )```</text:p>
      <text:p text:style-name="P10"/>
      <text:p text:style-name="P10"><text:tab/><text:span text:style-name="T5">(1.0, 4.0)</text:span></text:p>
      <text:p text:style-name="P11"/>
      <text:p text:style-name="P10"/>
      <text:p text:style-name="P10">6. What is the value of the folowing expression ```float(22 // 3 + 3 / 3)```</text:p>
      <text:p text:style-name="P10"/>
      <text:p text:style-name="P10"><text:tab/><text:span text:style-name="T5">8.0</text:span></text:p>
      <text:p text:style-name="P11"/>
      <text:p text:style-name="P10">7. Which of the following operators has its associativity from right to left?</text:p>
      <text:p text:style-name="P10"/>
      <text:list text:style-name="L3">
        <text:list-item>
          <text:p text:style-name="P15">+</text:p>
        </text:list-item>
        <text:list-item>
          <text:p text:style-name="P15">//</text:p>
        </text:list-item>
        <text:list-item>
          <text:p text:style-name="P15">%</text:p>
        </text:list-item>
        <text:list-item>
          <text:p text:style-name="P15">**</text:p>
        </text:list-item>
      </text:list>
      <text:p text:style-name="P10"><text:tab/></text:p>
      <text:p text:style-name="P10"><text:tab/><text:tab/><text:span text:style-name="T5">4</text:span></text:p>
      <text:p text:style-name="P11"/>
      <text:p text:style-name="P10">8. Which operator has higher precedence in the following list</text:p>
      <text:p text:style-name="P10"/>
      <text:list text:style-name="L4">
        <text:list-item>
          <text:p text:style-name="P16">%</text:p>
        </text:list-item>
        <text:list-item>
          <text:p text:style-name="P16">&amp;</text:p>
        </text:list-item>
        <text:list-item>
          <text:p text:style-name="P16">**</text:p>
        </text:list-item>
        <text:list-item>
          <text:p text:style-name="P16">&gt;</text:p>
        </text:list-item>
      </text:list>
      <text:p text:style-name="P10"><text:tab/></text:p>
      <text:p text:style-name="P10"><text:tab/><text:tab/><text:span text:style-name="T5">1</text:span></text:p>
      <text:p text:style-name="P11"/>
      <text:p text:style-name="P17">9. What is the output of the following code?</text:p>
      <text:p text:style-name="P17"/>
      <text:p text:style-name="P17"><text:tab/>```</text:p>
      <text:p text:style-name="P17"><text:tab/>var = “James” * 2 * 3</text:p>
      <text:p text:style-name="P17"><text:tab/>print(var)</text:p>
      <text:p text:style-name="P17"><text:tab/>```</text:p>
      <text:p text:style-name="P17"/>
      <text:p text:style-name="P17"><text:tab/><text:span text:style-name="T5"><text:tab/>JamesJamesJamesJamesJamesJames</text:span></text:p>
      <text:p text:style-name="P18"/>
      <text:p text:style-name="P18"/>
      <text:p text:style-name="P17">10. The value of expression ```4 + 3 % 5```</text:p>
      <text:p text:style-name="P17"/>
      <text:p text:style-name="P17"><text:tab/><text:span text:style-name="T5">7</text:span></text:p>
      <text:p text:style-name="P18"><text:soft-page-break/></text:p>
      <text:p text:style-name="P17">11. Display the sum of 5 + 10 using two variables x and y</text:p>
      <text:p text:style-name="P17"/>
      <text:p text:style-name="P17"/>
      <text:p text:style-name="P17"><text:tab/>```</text:p>
      <text:p text:style-name="P17"><text:tab/>x = 5</text:p>
      <text:p text:style-name="P17"><text:tab/>y = 10</text:p>
      <text:p text:style-name="P17"><text:tab/>print( x … y )</text:p>
      <text:p text:style-name="P17"><text:tab/>```</text:p>
      <text:p text:style-name="P17"><text:tab/><text:tab/><text:span text:style-name="T5">+</text:span></text:p>
      <text:p text:style-name="P18"/>
      <text:p text:style-name="P17">12. multiply 10 with 5 and print the result</text:p>
      <text:p text:style-name="P17"/>
      <text:p text:style-name="P17"><text:tab/>```</text:p>
      <text:p text:style-name="P17"><text:tab/>print( 10 … 5 )</text:p>
      <text:p text:style-name="P17"><text:tab/>```</text:p>
      <text:p text:style-name="P17"><text:tab/><text:tab/><text:span text:style-name="T5">*</text:span></text:p>
      <text:p text:style-name="P18"/>
      <text:p text:style-name="P17">13. Divide 10 by 2 and print the result</text:p>
      <text:p text:style-name="P17"/>
      <text:p text:style-name="P17"><text:tab/>```</text:p>
      <text:p text:style-name="P17"><text:tab/>print( 10 … 2 )</text:p>
      <text:p text:style-name="P17"><text:tab/>```</text:p>
      <text:p text:style-name="P17"><text:tab/><text:tab/><text:span text:style-name="T5">/</text:span></text:p>
      <text:p text:style-name="P18"/>
      <text:p text:style-name="P17">14. Use the correct membership operator to check if “apple” is present in the fruits</text:p>
      <text:p text:style-name="P17"/>
      <text:p text:style-name="P17"><text:tab/>```</text:p>
      <text:p text:style-name="P17"><text:tab/>fruits = [“apple”, “banana”]</text:p>
      <text:p text:style-name="P17"><text:tab/>if “apple” … in fruits:</text:p>
      <text:p text:style-name="P17"><text:tab/><text:tab/>print(“yes, apple is a fruits”) <text:s/># no way </text:p>
      <text:p text:style-name="P17"><text:tab/>```</text:p>
      <text:p text:style-name="P17"><text:tab/></text:p>
      <text:p text:style-name="P17"><text:tab/><text:span text:style-name="T5"><text:tab/>in</text:span></text:p>
      <text:p text:style-name="P18"/>
      <text:p text:style-name="P17">15. The output of the following program is?</text:p>
      <text:p text:style-name="P17"/>
      <text:p text:style-name="P17"><text:tab/>```</text:p>
      <text:p text:style-name="P17"><text:tab/>x = 5</text:p>
      <text:p text:style-name="P17"><text:tab/>y = 0</text:p>
      <text:p text:style-name="P17"><text:tab/>result = x / y</text:p>
      <text:p text:style-name="P17"><text:soft-page-break/><text:tab/>print(result)</text:p>
      <text:p text:style-name="P17"><text:tab/>```</text:p>
      <text:p text:style-name="P17"><text:tab/><text:tab/><text:span text:style-name="T5">Error: division by zero </text:span></text:p>
      <text:p text:style-name="P18"/>
      <text:p text:style-name="P17">16. Use the correct comparison operator to check <text:s/>if 5 is <text:span text:style-name="T6">not equal </text:span>to 10</text:p>
      <text:p text:style-name="P17"/>
      <text:p text:style-name="P17"><text:tab/>```</text:p>
      <text:p text:style-name="P17"><text:tab/>if 5 … 10:</text:p>
      <text:p text:style-name="P17"><text:tab/><text:tab/>print(“5 and 10 is not equal”) # I think it is</text:p>
      <text:p text:style-name="P17"><text:tab/>```</text:p>
      <text:p text:style-name="P17"><text:tab/><text:tab/><text:span text:style-name="T5">!=, is not</text:span></text:p>
      <text:p text:style-name="P18"><text:tab/><text:tab/></text:p>
      <text:p text:style-name="P18"><text:tab/><text:tab/>though is not will get you a SyntaxWarrning, because it <text:s/><text:tab/><text:tab/><text:tab/>weird to use it with ints literals</text:p>
      <text:p text:style-name="P18"/>
      <text:p text:style-name="P18"/>
      <text:p text:style-name="P19">17. Use the correct logical operator to check if at least one of two statement is True</text:p>
      <text:p text:style-name="P19"/>
      <text:p text:style-name="P19"><text:tab/>```</text:p>
      <text:p text:style-name="P19"><text:tab/>if 5 == 10 … 4 == 4:</text:p>
      <text:p text:style-name="P19"><text:tab/><text:tab/>print(“At least one of the statement is true”)</text:p>
      <text:p text:style-name="P19"><text:tab/>```</text:p>
      <text:p text:style-name="P19"><text:tab/><text:tab/><text:span text:style-name="T5">or</text:span></text:p>
      <text:p text:style-name="P20"/>
      <text:p text:style-name="P19">18. What will be the output of the following code?</text:p>
      <text:p text:style-name="P19"/>
      <text:p text:style-name="P19"><text:tab/>```</text:p>
      <text:p text:style-name="P19"><text:tab/>x = 10</text:p>
      <text:p text:style-name="P19"><text:tab/>y = 5</text:p>
      <text:p text:style-name="P19"><text:tab/>print(x &gt; y)</text:p>
      <text:p text:style-name="P19"><text:tab/>```</text:p>
      <text:p text:style-name="P19"><text:tab/><text:tab/><text:span text:style-name="T5">True</text:span></text:p>
      <text:p text:style-name="P20"/>
      <text:p text:style-name="P19">19. Which of the following is used to check if two objects refer to the same memoery location</text:p>
      <text:p text:style-name="P19"/>
      <text:list text:style-name="L5">
        <text:list-item>
          <text:p text:style-name="P21">is</text:p>
        </text:list-item>
        <text:list-item>
          <text:p text:style-name="P21">==</text:p>
        </text:list-item>
        <text:list-item>
          <text:p text:style-name="P21">equals()</text:p>
        </text:list-item>
        <text:list-item>
          <text:p text:style-name="P21">same()</text:p>
        </text:list-item>
      </text:list>
      <text:p text:style-name="P19"/>
      <text:p text:style-name="P19"><text:tab/><text:tab/><text:span text:style-name="T5">is</text:span></text:p>
      <text:p text:style-name="P20"><text:soft-page-break/></text:p>
      <text:p text:style-name="P19">20. What is the output of the following code?</text:p>
      <text:p text:style-name="P19"/>
      <text:p text:style-name="P19"><text:tab/>```</text:p>
      <text:p text:style-name="P19"><text:tab/>valueOne = 5 ** 2 </text:p>
      <text:p text:style-name="P19"><text:tab/>valueTwo = 5 ** 3</text:p>
      <text:p text:style-name="P19"/>
      <text:p text:style-name="P19"><text:tab/>print(valueOne, end=’ <text:s text:c="5"/>’)</text:p>
      <text:p text:style-name="P19"><text:tab/>print(valueTwo)</text:p>
      <text:p text:style-name="P19"><text:tab/>```</text:p>
      <text:p text:style-name="P19"><text:tab/><text:tab/><text:span text:style-name="T5">25 125</text:span></text:p>
      <text:p text:style-name="P20"/>
      <text:p text:style-name="P19"/>
      <text:p text:style-name="P19">21. Evalue the expression given bellow if A = 16 and B = 15</text:p>
      <text:p text:style-name="P19"><text:tab/>```</text:p>
      <text:p text:style-name="P19"><text:tab/>print(A % B // A)</text:p>
      <text:p text:style-name="P19"><text:tab/>```</text:p>
      <text:p text:style-name="P19"/>
      <text:p text:style-name="P19"><text:tab/><text:tab/><text:span text:style-name="T5">0</text:span></text:p>
      <text:p text:style-name="P20"/>
      <text:p text:style-name="P19"/>
      <text:p text:style-name="P19">22. What is the output of the following code?</text:p>
      <text:p text:style-name="P19"/>
      <text:p text:style-name="P19"><text:tab/>```</text:p>
      <text:p text:style-name="P19"><text:tab/>x = 36 / 4 * ( 3 + 2 ) * 4 + 2</text:p>
      <text:p text:style-name="P19"><text:tab/>print(x)</text:p>
      <text:p text:style-name="P19"><text:tab/>```</text:p>
      <text:p text:style-name="P19"><text:tab/><text:tab/><text:span text:style-name="T5">182.0</text:span></text:p>
      <text:p text:style-name="P20"/>
      <text:p text:style-name="P19">23. What is the output of the following code?</text:p>
      <text:p text:style-name="P19"/>
      <text:p text:style-name="P19"><text:tab/>```</text:p>
      <text:p text:style-name="P19"><text:tab/>print( 2 * 3 ** 3 * 4 )</text:p>
      <text:p text:style-name="P19"><text:tab/>```</text:p>
      <text:p text:style-name="P19"><text:tab/><text:tab/><text:span text:style-name="T5">864</text:span></text:p>
      <text:p text:style-name="P20"/>
      <text:p text:style-name="P19">24. What is the output of the following code?</text:p>
      <text:p text:style-name="P19"/>
      <text:p text:style-name="P19"><text:tab/>```</text:p>
      <text:p text:style-name="P19"><text:tab/>x = 6</text:p>
      <text:p text:style-name="P19"><text:tab/>y = 2</text:p>
      <text:p text:style-name="P19"><text:soft-page-break/><text:tab/>print( x ** y, end = ‘ <text:s text:c="7"/>’)</text:p>
      <text:p text:style-name="P19"><text:tab/>print( x // y )</text:p>
      <text:p text:style-name="P19"><text:tab/>```</text:p>
      <text:p text:style-name="P19"/>
      <text:p text:style-name="P19"><text:tab/><text:tab/><text:span text:style-name="T5">36.3</text:span></text:p>
      <text:p text:style-name="P20"/>
      <text:p text:style-name="P19"/>
      <text:p text:style-name="P19">25. What is the output of the following code?</text:p>
      <text:p text:style-name="P19"/>
      <text:p text:style-name="P19"><text:tab/>```</text:p>
      <text:p text:style-name="P19"><text:tab/>print( 2 % 6 )</text:p>
      <text:p text:style-name="P19"><text:tab/>```</text:p>
      <text:p text:style-name="P19"><text:tab/><text:tab/><text:span text:style-name="T5">2</text:span></text:p>
      <text:p text:style-name="P20"/>
      <text:p text:style-name="P19"/>
      <text:p text:style-name="P19">26. What is the average value of the code that is executed below</text:p>
      <text:p text:style-name="P19"/>
      <text:p text:style-name="P19"><text:tab/><text:span text:style-name="T7">```</text:span></text:p>
      <text:p text:style-name="P19"><text:tab/><text:span text:style-name="T7">grade1 = 80</text:span></text:p>
      <text:p text:style-name="P19"><text:tab/><text:span text:style-name="T7">grade2 = 90 </text:span></text:p>
      <text:p text:style-name="P19"><text:tab/></text:p>
      <text:p text:style-name="P19"><text:tab/><text:span text:style-name="T7">average = ( grade1 + grade2 ) / 2</text:span></text:p>
      <text:p text:style-name="P19"><text:tab/><text:span text:style-name="T7">```</text:span></text:p>
      <text:p text:style-name="P19"><text:tab/><text:tab/><text:span text:style-name="T8">85.0</text:span></text:p>
      <text:p text:style-name="P22"/>
      <text:p text:style-name="P23"/>
      <text:p text:style-name="P24">27. In Python we do not specify types</text:p>
      <text:p text:style-name="P24"/>
      <text:p text:style-name="P24"/>
      <text:p text:style-name="P24"/>
      <text:p text:style-name="P24">28. What is the output of</text:p>
      <text:p text:style-name="P24"/>
      <text:p text:style-name="P24"><text:tab/>```</text:p>
      <text:p text:style-name="P24"><text:tab/>print( 2 ** 3 ** 2 )</text:p>
      <text:p text:style-name="P24"><text:tab/>```</text:p>
      <text:p text:style-name="P24"><text:tab/><text:tab/><text:span text:style-name="T5">512</text:span></text:p>
      <text:p text:style-name="P25"/>
      <text:p text:style-name="P24"/>
      <text:p text:style-name="P24">29. Which of the following operators has the highest precedence?</text:p>
      <text:p text:style-name="P24"/>
      <text:list text:style-name="L6">
        <text:list-item>
          <text:p text:style-name="P26">not</text:p>
        </text:list-item>
        <text:list-item>
          <text:p text:style-name="P26"><text:soft-page-break/><text:s/>&amp;</text:p>
        </text:list-item>
        <text:list-item>
          <text:p text:style-name="P26">*</text:p>
        </text:list-item>
        <text:list-item>
          <text:p text:style-name="P26">+</text:p>
        </text:list-item>
      </text:list>
      <text:p text:style-name="P24"/>
      <text:p text:style-name="P24"><text:tab/><text:tab/><text:span text:style-name="T5">3</text:span></text:p>
      <text:p text:style-name="P25"/>
      <text:p text:style-name="P25"/>
      <text:p text:style-name="P24">30. What is the output of the following assignment operator?</text:p>
      <text:p text:style-name="P24"/>
      <text:p text:style-name="P24"><text:tab/>```</text:p>
      <text:p text:style-name="P24"><text:tab/>y = 10</text:p>
      <text:p text:style-name="P24"><text:tab/>x = y += 2</text:p>
      <text:p text:style-name="P24"><text:tab/></text:p>
      <text:p text:style-name="P24"><text:tab/>print(x)</text:p>
      <text:p text:style-name="P24"><text:tab/>```</text:p>
      <text:p text:style-name="P24"/>
      <text:p text:style-name="P24"><text:tab/><text:tab/><text:span text:style-name="T5">SyntaxError</text:span></text:p>
      <text:p text:style-name="P25"/>
      <text:p text:style-name="P25"/>
      <text:p text:style-name="P24">31. What is the output of the following code?</text:p>
      <text:p text:style-name="P24"/>
      <text:p text:style-name="P24"><text:tab/>```</text:p>
      <text:p text:style-name="P24"><text:tab/>x = 100</text:p>
      <text:p text:style-name="P24"><text:tab/>y = 50</text:p>
      <text:p text:style-name="P24"/>
      <text:p text:style-name="P24"><text:tab/>print(x and y)</text:p>
      <text:p text:style-name="P24"><text:tab/>```</text:p>
      <text:p text:style-name="P24"/>
      <text:p text:style-name="P24"><text:tab/><text:tab/><text:span text:style-name="T5">50</text:span></text:p>
      <text:p text:style-name="P25"/>
      <text:p text:style-name="P25"/>
      <text:p text:style-name="P24">32. What is the value of the following Python expression</text:p>
      <text:p text:style-name="P24"/>
      <text:p text:style-name="P24"><text:tab/>```</text:p>
      <text:p text:style-name="P24"><text:tab/>print(36 / 4)</text:p>
      <text:p text:style-name="P24"><text:tab/>```</text:p>
      <text:p text:style-name="P24"/>
      <text:p text:style-name="P24"><text:tab/><text:tab/><text:span text:style-name="T5">9.0</text:span></text:p>
      <text:p text:style-name="P25"/>
      <text:p text:style-name="P24">33. What is the output of the expression</text:p>
      <text:p text:style-name="P24"/>
      <text:p text:style-name="P24"><text:tab/>```</text:p>
      <text:p text:style-name="P24"><text:soft-page-break/><text:tab/>print(-18 // 4)</text:p>
      <text:p text:style-name="P24"><text:tab/>```</text:p>
      <text:p text:style-name="P24"><text:tab/><text:tab/><text:span text:style-name="T5">-5</text:span></text:p>
      <text:p text:style-name="P25"/>
      <text:p text:style-name="P24"/>
      <text:p text:style-name="P24">34. What is the output of the following code?</text:p>
      <text:p text:style-name="P24"/>
      <text:p text:style-name="P24"><text:tab/>```</text:p>
      <text:p text:style-name="P24"><text:tab/>print(10 – 4 * 2 ) </text:p>
      <text:p text:style-name="P24"><text:tab/>```</text:p>
      <text:p text:style-name="P24"><text:tab/><text:tab/><text:span text:style-name="T5">2</text:span></text:p>
      <text:p text:style-name="P25"/>
      <text:p text:style-name="P25"/>
      <text:p text:style-name="P24">35. What is the output of the following math function?</text:p>
      <text:p text:style-name="P24"/>
      <text:p text:style-name="P24"><text:tab/>```</text:p>
      <text:p text:style-name="P24"><text:tab/>import math</text:p>
      <text:p text:style-name="P24"><text:tab/>print(math.ceil(252.4))</text:p>
      <text:p text:style-name="P24"><text:tab/>print(math.floor(252.4))</text:p>
      <text:p text:style-name="P24"><text:tab/>```</text:p>
      <text:p text:style-name="P24"><text:tab/><text:tab/><text:span text:style-name="T5">253</text:span></text:p>
      <text:p text:style-name="P25"><text:tab/><text:tab/>252</text:p>
      <text:p text:style-name="P25"/>
      <text:p text:style-name="P24">36. What is the correct synatx of printing all variables and function of a module</text:p>
      <text:p text:style-name="P24"/>
      <text:p text:style-name="P24"><text:tab/>```</text:p>
      <text:p text:style-name="P24"><text:tab/>import mymodule</text:p>
      <text:p text:style-name="P24"/>
      <text:p text:style-name="P24"><text:tab/>print(….)</text:p>
      <text:p text:style-name="P24"><text:tab/>```</text:p>
      <text:p text:style-name="P24"><text:tab/><text:tab/><text:span text:style-name="T5">dir(mymodule)</text:span></text:p>
      <text:p text:style-name="P25"/>
      <text:p text:style-name="P25"/>
      <text:p text:style-name="P27">37. What is the correct syntax of importing only the person1 dictionary of the mymodule module?</text:p>
      <text:p text:style-name="P27"/>
      <text:p text:style-name="P27"><text:tab/>```</text:p>
      <text:p text:style-name="P27"><text:tab/>… mymodule …. person1</text:p>
      <text:p text:style-name="P27"><text:tab/>```</text:p>
      <text:p text:style-name="P27"/>
      <text:p text:style-name="P27"><text:tab/><text:tab/><text:span text:style-name="T5">from mymodule import person1</text:span></text:p>
      <text:p text:style-name="P28"/>
      <text:p text:style-name="P27"><text:soft-page-break/>38. Which of the following properly expresses the precedence of the operators…. </text:p>
      <text:p text:style-name="P27"/>
      <text:p text:style-name="P27"><text:tab/>```</text:p>
      <text:p text:style-name="P27"><text:tab/>5 * &gt; 10 and 4 + 6 == 11<text:tab/></text:p>
      <text:p text:style-name="P27"><text:tab/>```</text:p>
      <text:p text:style-name="P27"/>
      <text:p text:style-name="P27"><text:tab/><text:tab/><text:span text:style-name="T5">((5 * 3) &gt; 10) and ((4 + 6) == 11)</text:span></text:p>
      <text:p text:style-name="P24"><text:tab/><text:tab/></text:p>
      <text:p text:style-name="P24"/>
      <text:p text:style-name="P27">39. The output of the following python statement</text:p>
      <text:p text:style-name="P27"/>
      <text:p text:style-name="P27"><text:tab/>```</text:p>
      <text:p text:style-name="P27"><text:tab/>print(chr(ord(‘A’)))</text:p>
      <text:p text:style-name="P27"><text:tab/>```</text:p>
      <text:p text:style-name="P27"><text:tab/><text:tab/><text:span text:style-name="T5">A</text:span></text:p>
      <text:p text:style-name="P28"/>
      <text:p text:style-name="P27">40. What will be displated by</text:p>
      <text:p text:style-name="P27"/>
      <text:p text:style-name="P27"><text:tab/>```</text:p>
      <text:p text:style-name="P27"><text:tab/>print(ord(‘b’) - ord(‘a’))</text:p>
      <text:p text:style-name="P27"><text:tab/>```</text:p>
      <text:p text:style-name="P27"/>
      <text:p text:style-name="P27"><text:tab/><text:tab/><text:span text:style-name="T5">1</text:span></text:p>
      <text:p text:style-name="P28"/>
      <text:p text:style-name="P27">41. What is the output of</text:p>
      <text:p text:style-name="P27"/>
      <text:p text:style-name="P27"><text:tab/>```</text:p>
      <text:p text:style-name="P27"><text:tab/>print(abs(-45.300))</text:p>
      <text:p text:style-name="P27"><text:tab/>```</text:p>
      <text:p text:style-name="P27"><text:tab/><text:tab/><text:span text:style-name="T5">45.3</text:span></text:p>
      <text:p text:style-name="P28"/>
      <text:p text:style-name="P27">42. What is the output of the following isinstance() function</text:p>
      <text:p text:style-name="P27"/>
      <text:p text:style-name="P27"><text:tab/>```</text:p>
      <text:p text:style-name="P27"><text:tab/>from numbers import Number</text:p>
      <text:p text:style-name="P27"><text:tab/>from decimal import Decimal</text:p>
      <text:p text:style-name="P27"><text:tab/>from fractions import Fraction</text:p>
      <text:p text:style-name="P27"/>
      <text:p text:style-name="P27"><text:tab/>print(isinstance(2.0, Number))</text:p>
      <text:p text:style-name="P27"><text:tab/>print(isinstance(Decimal(‘2.0’), Number)</text:p>
      <text:p text:style-name="P27"><text:tab/>print(isinstance(Fraction(2, 1), Number)</text:p>
      <text:p text:style-name="P27"><text:soft-page-break/><text:tab/>print(isistance(“2”, Number)</text:p>
      <text:p text:style-name="P27"><text:tab/>```</text:p>
      <text:p text:style-name="P27"/>
      <text:p text:style-name="P27"><text:tab/><text:tab/><text:span text:style-name="T5">True False True True</text:span></text:p>
      <text:p text:style-name="P28"/>
      <text:p text:style-name="P28"/>
      <text:p text:style-name="P27"/>
      <text:p text:style-name="P27">43. What is the correct syntax to import a module named “mymodule”?</text:p>
      <text:p text:style-name="P27"/>
      <text:p text:style-name="P27"><text:tab/>```</text:p>
      <text:p text:style-name="P27"><text:tab/>… mymodule</text:p>
      <text:p text:style-name="P27"><text:tab/>```</text:p>
      <text:p text:style-name="P27"/>
      <text:p text:style-name="P27"><text:tab/><text:tab/><text:span text:style-name="T5">import</text:span></text:p>
      <text:p text:style-name="P28"/>
      <text:p text:style-name="P27"/>
      <text:p text:style-name="P27">44. If you want to refer to a module by another name …</text:p>
      <text:p text:style-name="P27"/>
      <text:p text:style-name="P27"><text:tab/>```</text:p>
      <text:p text:style-name="P27"><text:tab/>import mymodule … mx</text:p>
      <text:p text:style-name="P27"><text:tab/>```</text:p>
      <text:p text:style-name="P27"/>
      <text:p text:style-name="P27"><text:tab/><text:tab/><text:span text:style-name="T5">as</text:span></text:p>
      <text:p text:style-name="P28"/>
      <text:p text:style-name="P28"/>
      <text:p text:style-name="P27">45. In Python, to import a specific part…</text:p>
      <text:p text:style-name="P28"><text:tab/></text:p>
      <text:p text:style-name="P28"/>
      <text:p text:style-name="P28"><text:tab/>from math import pi</text:p>
      <text:p text:style-name="P29"/>
      <text:p text:style-name="P30"/>
      <text:p text:style-name="P30"/>
      <text:p text:style-name="P31">Q3</text:p>
      <text:p text:style-name="P31">Evaluate the following expressions in Python</text:p>
      <text:p text:style-name="P31"/>
      <text:p text:style-name="P32"/>
      <text:p text:style-name="P32">1. 25 / 3</text:p>
      <text:p text:style-name="P32"><text:tab/><text:span text:style-name="T5">8.333</text:span></text:p>
      <text:p text:style-name="P33"/>
      <text:p text:style-name="P32">2. 20 – 12 / 4 * 24</text:p>
      <text:p text:style-name="P32"><text:tab/><text:span text:style-name="T5">14.0</text:span></text:p>
      <text:p text:style-name="P32"><text:soft-page-break/>3. 32 % 7</text:p>
      <text:p text:style-name="P32"><text:tab/><text:span text:style-name="T5">4</text:span></text:p>
      <text:p text:style-name="P33"/>
      <text:p text:style-name="P32">4. 3 – 5 % 7</text:p>
      <text:p text:style-name="P32"><text:tab/><text:span text:style-name="T5">-</text:span><text:span text:style-name="T9">2</text:span></text:p>
      <text:p text:style-name="P34"/>
      <text:p text:style-name="P35">5. 18.0 / 4</text:p>
      <text:p text:style-name="P35"><text:tab/><text:span text:style-name="T5">4.5</text:span></text:p>
      <text:p text:style-name="P36"/>
      <text:p text:style-name="P35">6. 28 – 5 / 2.0</text:p>
      <text:p text:style-name="P35"><text:tab/><text:span text:style-name="T5">25.5</text:span></text:p>
      <text:p text:style-name="P36"/>
      <text:p text:style-name="P35">7. 17 + 5 % 2 – 3</text:p>
      <text:p text:style-name="P35"><text:tab/><text:span text:style-name="T5">15</text:span></text:p>
      <text:p text:style-name="P36"/>
      <text:p text:style-name="P35">8. 15.0 + 3.0 * 2.0 / 5.0</text:p>
      <text:p text:style-name="P35"><text:tab/><text:span text:style-name="T5">16.2</text:span></text:p>
      <text:p text:style-name="P36"/>
      <text:p text:style-name="P36"/>
      <text:p text:style-name="P36"/>
      <text:p text:style-name="P36"/>
      <text:p text:style-name="P37">Q4</text:p>
      <text:p text:style-name="P37">Write equivalent compund statements of the following simple statements if possible</text:p>
      <text:p text:style-name="P38"/>
      <text:p text:style-name="P39">1. x = 2 * x</text:p>
      <text:p text:style-name="P39"><text:tab/><text:span text:style-name="T5">x *= 2</text:span></text:p>
      <text:p text:style-name="P40"/>
      <text:p text:style-name="P39">2. x = x + y – 2</text:p>
      <text:p text:style-name="P39"><text:tab/><text:span text:style-name="T5">x += y – 2</text:span></text:p>
      <text:p text:style-name="P40"/>
      <text:p text:style-name="P39">3. sum = sum + num</text:p>
      <text:p text:style-name="P39"/>
      <text:p text:style-name="P39"><text:tab/><text:span text:style-name="T5">sum += num</text:span></text:p>
      <text:p text:style-name="P40"/>
      <text:p text:style-name="P39">4. z = z * x + 2 * z</text:p>
      <text:p text:style-name="P39"/>
      <text:p text:style-name="P39"><text:tab/></text:p>
      <text:p text:style-name="P39">5. y = y (x + 5)</text:p>
      <text:p text:style-name="P39"/>
      <text:p text:style-name="P39"><text:soft-page-break/><text:tab/><text:span text:style-name="T5">y /= x + 5</text:span></text:p>
      <text:p text:style-name="P40"/>
      <text:p text:style-name="P40"/>
      <text:p text:style-name="P38"/>
      <text:p text:style-name="P37">Q5</text:p>
      <text:p text:style-name="P37">Write the following compund statements as equivalent simple statements</text:p>
      <text:p text:style-name="P37"/>
      <text:p text:style-name="P41"/>
      <text:p text:style-name="P41">1. x += 5 – z</text:p>
      <text:p text:style-name="P41"/>
      <text:p text:style-name="P41"><text:tab/><text:span text:style-name="T5">x = x + 5 – z</text:span></text:p>
      <text:p text:style-name="P42"/>
      <text:p text:style-name="P41">2. y *= 2 * x + 5 <text:s/>- z</text:p>
      <text:p text:style-name="P41"/>
      <text:p text:style-name="P41"><text:tab/><text:span text:style-name="T5">y = y * 2 * x + 5 – z</text:span></text:p>
      <text:p text:style-name="P42"/>
      <text:p text:style-name="P41">3. w += 2 * z + 4</text:p>
      <text:p text:style-name="P41"/>
      <text:p text:style-name="P41"><text:tab/><text:span text:style-name="T5">w = w + 2 * z + 4</text:span></text:p>
      <text:p text:style-name="P42"/>
      <text:p text:style-name="P41">4. x -= z + y – t</text:p>
      <text:p text:style-name="P41"><text:tab/></text:p>
      <text:p text:style-name="P41"><text:tab/><text:span text:style-name="T5">x = x – z + y – t</text:span></text:p>
      <text:p text:style-name="P42"/>
      <text:p text:style-name="P41">5. sum += num</text:p>
      <text:p text:style-name="P41"><text:tab/><text:span text:style-name="T5">sum = sum + num</text:span></text:p>
      <text:p text:style-name="P42"/>
      <text:p text:style-name="P42"/>
      <text:p text:style-name="P42"/>
      <text:p text:style-name="P43">Q6</text:p>
      <text:p text:style-name="P43">Which of the following assignments are valid or not and why?</text:p>
      <text:p text:style-name="P43"/>
      <text:p text:style-name="P39">1. num 1 = 35</text:p>
      <text:p text:style-name="P39"><text:tab/><text:span text:style-name="T5">Valid</text:span></text:p>
      <text:p text:style-name="P40"/>
      <text:p text:style-name="P39">2. num 2 += 4</text:p>
      <text:p text:style-name="P39"><text:span text:style-name="T5"><text:tab/>Valid</text:span></text:p>
      <text:p text:style-name="P40"/>
      <text:p text:style-name="P39"><text:soft-page-break/>3. newNum = num1 – num2</text:p>
      <text:p text:style-name="P39"><text:tab/><text:span text:style-name="T5">Valid</text:span></text:p>
      <text:p text:style-name="P40"/>
      <text:p text:style-name="P39"/>
      <text:p text:style-name="P39">4. num1 = 5; num2 = 2 + num1; num1 = num2 / 3</text:p>
      <text:p text:style-name="P39"/>
      <text:p text:style-name="P39"><text:tab/><text:span text:style-name="T10">Valid</text:span></text:p>
      <text:p text:style-name="P44"/>
      <text:p text:style-name="P45">5. num1 * num2 = newNum</text:p>
      <text:p text:style-name="P45"><text:tab/><text:span text:style-name="T5">not valid</text:span></text:p>
      <text:p text:style-name="P46"><text:tab/><text:tab/></text:p>
      <text:p text:style-name="P47"><text:tab/><text:tab/>it’s reversed</text:p>
      <text:p text:style-name="P47"/>
      <text:p text:style-name="P45">6. x = 12 * num1 – 15.3</text:p>
      <text:p text:style-name="P45"/>
      <text:p text:style-name="P45"><text:tab/><text:span text:style-name="T5">Valid</text:span></text:p>
      <text:p text:style-name="P46"/>
      <text:p text:style-name="P45">7. num1 * 2 = newNum + num2</text:p>
      <text:p text:style-name="P45"><text:tab/><text:span text:style-name="T5">not valid</text:span></text:p>
      <text:p text:style-name="P46"><text:tab/><text:tab/><text:span text:style-name="T11">you can’t assign a result</text:span></text:p>
      <text:p text:style-name="P47"/>
      <text:p text:style-name="P45">8. x / y = x * y</text:p>
      <text:p text:style-name="P45"/>
      <text:p text:style-name="P45"><text:tab/><text:span text:style-name="T5">not valid</text:span></text:p>
      <text:p text:style-name="P46"><text:tab/><text:tab/><text:span text:style-name="T11">you can’t assign a result</text:span></text:p>
      <text:p text:style-name="P47"/>
      <text:p text:style-name="P45">9. num2 = num 1 % 2.0</text:p>
      <text:p text:style-name="P45"/>
      <text:p text:style-name="P45"><text:tab/><text:span text:style-name="T5">Valid</text:span></text:p>
      <text:p text:style-name="P46"/>
      <text:p text:style-name="P45">10. newNum = static_cast&lt;int&gt; % 5</text:p>
      <text:p text:style-name="P45"><text:tab/><text:span text:style-name="T5">not valid</text:span></text:p>
      <text:p text:style-name="P46"><text:tab/><text:tab/>who let c++ in?</text:p>
      <text:p text:style-name="P46"/>
      <text:p text:style-name="P45">11. x = x + y – 5</text:p>
      <text:p text:style-name="P45"><text:tab/><text:span text:style-name="T5">Valid</text:span></text:p>
      <text:p text:style-name="P46"/>
      <text:p text:style-name="P45">12. newNum = num1 + int(4.6/2)</text:p>
      <text:p text:style-name="P45"/>
      <text:p text:style-name="P45"><text:tab/><text:span text:style-name="T5">Valid</text:span></text:p>
      <text:p text:style-name="P46"/>
      <text:p text:style-name="P46"/>
      <text:p text:style-name="P48"><text:soft-page-break/>Q7</text:p>
      <text:p text:style-name="P48">Identify errors in the following Python code snapshot and then correct them</text:p>
      <text:p text:style-name="P48"/>
      <text:p text:style-name="P45">1.</text:p>
      <text:p text:style-name="P45"><text:tab/>```</text:p>
      <text:p text:style-name="P45"><text:tab/>x = 10</text:p>
      <text:p text:style-name="P45"><text:tab/>y = 5</text:p>
      <text:p text:style-name="P45"><text:tab/>result = x – y</text:p>
      <text:p text:style-name="P45"><text:tab/>print(“The result is: “ + result)</text:p>
      <text:p text:style-name="P45"><text:tab/>```</text:p>
      <text:p text:style-name="P45"><text:tab/><text:tab/><text:span text:style-name="T5">wrong</text:span></text:p>
      <text:p text:style-name="P46"><text:tab/><text:tab/><text:tab/><text:span text:style-name="T11">wrap result with str</text:span></text:p>
      <text:p text:style-name="P47"><text:tab/><text:tab/><text:tab/></text:p>
      <text:p text:style-name="P47"><text:tab/><text:tab/><text:tab/>str(result)</text:p>
      <text:p text:style-name="P47"/>
      <text:p text:style-name="P47"/>
      <text:p text:style-name="P49">2.</text:p>
      <text:p text:style-name="P49"><text:tab/>```</text:p>
      <text:p text:style-name="P49"><text:tab/>x = 5</text:p>
      <text:p text:style-name="P49"><text:tab/>y = “2”</text:p>
      <text:p text:style-name="P49"><text:tab/>result = x + y</text:p>
      <text:p text:style-name="P49"><text:tab/>print(result)</text:p>
      <text:p text:style-name="P49"><text:tab/>```</text:p>
      <text:p text:style-name="P49"/>
      <text:p text:style-name="P49"><text:tab/><text:span text:style-name="T5"><text:tab/>wrong</text:span></text:p>
      <text:p text:style-name="P50"><text:tab/><text:tab/><text:tab/><text:span text:style-name="T11">wrap y with int</text:span></text:p>
      <text:p text:style-name="P51"><text:tab/><text:tab/><text:tab/></text:p>
      <text:p text:style-name="P51"><text:tab/><text:tab/><text:tab/>result = x + int(y)</text:p>
      <text:p text:style-name="P51"/>
      <text:p text:style-name="P51"/>
      <text:p text:style-name="P49">3.</text:p>
      <text:p text:style-name="P49"><text:tab/>```</text:p>
      <text:p text:style-name="P49"><text:tab/>num = 10</text:p>
      <text:p text:style-name="P49"><text:tab/>print(“The sqaure root of num is: “ + math.sqrt(num))</text:p>
      <text:p text:style-name="P49"><text:tab/>```</text:p>
      <text:p text:style-name="P49"><text:tab/><text:tab/><text:span text:style-name="T5">wrong</text:span></text:p>
      <text:p text:style-name="P50"><text:tab/><text:tab/><text:tab/>wrap the sqrt with str</text:p>
      <text:p text:style-name="P50"/>
      <text:p text:style-name="P50"><text:tab/><text:tab/><text:tab/>print(“The sqaure root of num is: “ + str(math.sqrt(num)))</text:p>
      <text:p text:style-name="P50"/>
      <text:p text:style-name="P50"/>
      <text:p text:style-name="P52"><text:soft-page-break/>Q8</text:p>
      <text:p text:style-name="P52">What is the output of the following program</text:p>
      <text:p text:style-name="P45"/>
      <text:p text:style-name="P45">1.</text:p>
      <text:p text:style-name="P45"><text:tab/>```</text:p>
      <text:p text:style-name="P45"><text:tab/><text:tab/>….</text:p>
      <text:p text:style-name="P45"><text:tab/>```</text:p>
      <text:p text:style-name="P45"/>
      <text:p text:style-name="P45"><text:tab/><text:tab/><text:span text:style-name="T12">5.0</text:span></text:p>
      <text:p text:style-name="P53"><text:tab/><text:tab/>3.1415…</text:p>
      <text:p text:style-name="P53"><text:tab/><text:tab/>144.59155</text:p>
      <text:p text:style-name="P53"><text:tab/><text:tab/>1.04..</text:p>
      <text:p text:style-name="P53"><text:tab/><text:tab/>0.90..</text:p>
      <text:p text:style-name="P53"><text:tab/><text:tab/>0.877..</text:p>
      <text:p text:style-name="P53"><text:tab/><text:tab/>0.234..</text:p>
      <text:p text:style-name="P53"><text:tab/><text:tab/>24</text:p>
      <text:p text:style-name="P53"/>
      <text:p text:style-name="P54">2.</text:p>
      <text:p text:style-name="P54"><text:tab/>```</text:p>
      <text:p text:style-name="P54"><text:tab/><text:tab/>….</text:p>
      <text:p text:style-name="P54"><text:tab/>```</text:p>
      <text:p text:style-name="P45"><text:tab/><text:tab/></text:p>
      <text:p text:style-name="P45"><text:tab/><text:tab/><text:span text:style-name="T12">0 → 5 random int</text:span></text:p>
      <text:p text:style-name="P53"><text:tab/><text:tab/>0 → 1 random float</text:p>
      <text:p text:style-name="P53"><text:tab/><text:tab/>0 → 100 random float</text:p>
      <text:p text:style-name="P53"><text:tab/><text:tab/>random item from the list</text:p>
      <text:p text:style-name="P53"/>
      <text:p text:style-name="P54">3.</text:p>
      <text:p text:style-name="P54"><text:tab/>```</text:p>
      <text:p text:style-name="P54"><text:tab/><text:tab/>…..</text:p>
      <text:p text:style-name="P54"><text:tab/>```</text:p>
      <text:p text:style-name="P54"/>
      <text:p text:style-name="P54"><text:tab/><text:tab/><text:span text:style-name="T5">--------------------------</text:span></text:p>
      <text:p text:style-name="P55"><text:tab/><text:tab/><text:tab/>Format the output of ...</text:p>
      <text:p text:style-name="P55"><text:tab/><text:tab/>--------------------------</text:p>
      <text:p text:style-name="P55"/>
      <text:p text:style-name="P55"><text:tab/><text:tab/>Current date and time: 2025-04-14 06:00:46.083582</text:p>
      <text:p text:style-name="P55"><text:tab/><text:tab/>Formatted date and time: 2025-04-14 06:01:48</text:p>
      <text:p text:style-name="P55"/>
      <text:p text:style-name="P55"/>
      <text:p text:style-name="P55"><text:tab/><text:tab/>--------------------------</text:p>
      <text:p text:style-name="P55"><text:tab/><text:tab/> <text:s text:c="2"/>Display the time in 12h..</text:p>
      <text:p text:style-name="P55"><text:tab/><text:tab/>-------------------------</text:p>
      <text:p text:style-name="P55"><text:soft-page-break/><text:tab/><text:tab/>Formatted date and time: 2025-04-14 13:01:48</text:p>
      <text:p text:style-name="P55"/>
      <text:p text:style-name="P55"><text:tab/><text:tab/></text:p>
      <text:p text:style-name="P55"><text:tab/><text:tab/>--------------------------</text:p>
      <text:p text:style-name="P55"><text:tab/><text:tab/> Customzide the date and time…</text:p>
      <text:p text:style-name="P55"><text:tab/><text:tab/>--------------------------</text:p>
      <text:p text:style-name="P55"/>
      <text:p text:style-name="P55"><text:tab/><text:tab/>Formatted date and time: Monday, April 14 2025 06:04:<text:span text:style-name="T13">48</text:span> AM</text:p>
      <text:p text:style-name="P40"/>
      <text:p text:style-name="P56"><text:tab/><text:tab/><text:span text:style-name="T13">Formatted date and time: Mon, Apr 14 25 06:05:31 AM</text:span></text:p>
      <text:p text:style-name="P57"/>
      <text:p text:style-name="P57"/>
      <text:p text:style-name="P58">4.</text:p>
      <text:p text:style-name="P58"><text:tab/>```</text:p>
      <text:p text:style-name="P58"><text:tab/><text:tab/>….</text:p>
      <text:p text:style-name="P57"><text:tab/><text:span text:style-name="T1">```</text:span> </text:p>
      <text:p text:style-name="P57"/>
      <text:p text:style-name="P57"><text:tab/><text:tab/>d1 = <text:s/>14/04/2025</text:p>
      <text:p text:style-name="P57"><text:tab/><text:tab/>d2 = <text:s/>April 14 2025</text:p>
      <text:p text:style-name="P57"><text:tab/><text:tab/>d3 = <text:s/>04/14/25</text:p>
      <text:p text:style-name="P57"><text:tab/><text:tab/>d4 = <text:s/>Apr-14-2025</text:p>
      <text:p text:style-name="P38"/>
      <text:p text:style-name="P59"><text:span text:style-name="T13">Q9</text:span></text:p>
      <text:p text:style-name="P59"><text:span text:style-name="T13">Do these programming excerises with Python langauage</text:span></text:p>
      <text:p text:style-name="P59"/>
      <text:p text:style-name="P59"/>
      <text:p text:style-name="P60">1. Write a program to perform different arithmetic operations on numbers in Python</text:p>
      <text:p text:style-name="P60"/>
      <text:p text:style-name="P61"><text:tab/><text:span text:style-name="T14">```</text:span></text:p>
      <text:p text:style-name="P61">def arithmetic_ops(a, b):</text:p>
      <text:p text:style-name="P60"><text:s text:c="4"/>print("Addition:", a + b)</text:p>
      <text:p text:style-name="P60"><text:s text:c="4"/>print("Subtraction:", a - b)</text:p>
      <text:p text:style-name="P60"><text:s text:c="4"/>print("Multiplication:", a * b)</text:p>
      <text:p text:style-name="P60"><text:s text:c="4"/>if b != 0:</text:p>
      <text:p text:style-name="P60"><text:s text:c="8"/>print("Division:", a / b)</text:p>
      <text:p text:style-name="P60"><text:s text:c="8"/>print("Modulus:", a % b)</text:p>
      <text:p text:style-name="P60"><text:s text:c="8"/>print("Floor Division:", a // b)</text:p>
      <text:p text:style-name="P60"><text:s text:c="4"/>else:</text:p>
      <text:p text:style-name="P60"><text:s text:c="8"/>print("Division: Error - Division by zero")</text:p>
      <text:p text:style-name="P60"><text:s text:c="4"/>print("Exponentiation:", a ** b)</text:p>
      <text:p text:style-name="P60"><text:tab/><text:span text:style-name="T14">```</text:span></text:p>
      <text:p text:style-name="P60"><text:soft-page-break/></text:p>
      <text:p text:style-name="P60">2. Write a program to crate concatenate and print a string and accessing sub-string from given string</text:p>
      <text:p text:style-name="P60"/>
      <text:p text:style-name="P62"><text:tab/>```</text:p>
      <text:p text:style-name="P62">str1 = "Hello, "</text:p>
      <text:p text:style-name="P62">str2 = "World!"</text:p>
      <text:p text:style-name="P62">concat_str = str1 + str2</text:p>
      <text:p text:style-name="P62">print("Concatenated String:", concat_str)</text:p>
      <text:p text:style-name="P62"/>
      <text:p text:style-name="P62"/>
      <text:p text:style-name="P62">substring = concat_str[7:12]</text:p>
      <text:p text:style-name="P62">print("Substring (extracted 'World'):", substring)</text:p>
      <text:p text:style-name="P62"><text:tab/>```</text:p>
      <text:p text:style-name="P60"/>
      <text:p text:style-name="P60">3. try a print the day, month, year in the form “Today is 2/2/2016”</text:p>
      <text:p text:style-name="P60"/>
      <text:p text:style-name="P60"/>
      <text:p text:style-name="P60"/>
      <text:p text:style-name="P60">4. Make a python program to find out what versionb of Python you are using</text:p>
      <text:p text:style-name="P60"/>
      <text:p text:style-name="P62">```</text:p>
      <text:p text:style-name="P62">import sys</text:p>
      <text:p text:style-name="P62">print("Python version:", sys.version)</text:p>
      <text:p text:style-name="P62">```</text:p>
      <text:p text:style-name="P60"/>
      <text:p text:style-name="P60">5. write a program to get three value from the user and compute the average</text:p>
      <text:p text:style-name="P60"/>
      <text:p text:style-name="P62">```</text:p>
      <text:p text:style-name="P62">num1 = float(input("Enter first number: "))</text:p>
      <text:p text:style-name="P62">num2 = float(input("Enter second number: "))</text:p>
      <text:p text:style-name="P62">num3 = float(input("Enter third number: "))</text:p>
      <text:p text:style-name="P62"/>
      <text:p text:style-name="P62">average = (num1 + num2 + num3) / 3</text:p>
      <text:p text:style-name="P62">print("The average is:", average)</text:p>
      <text:p text:style-name="P62">```</text:p>
      <text:p text:style-name="P60"/>
      <text:p text:style-name="P60">6. write a program that takes 2 numbers as command line aarguments and make a simple calculator</text:p>
      <text:p text:style-name="P62"/>
      <text:p text:style-name="P62">```</text:p>
      <text:p text:style-name="P62"><text:soft-page-break/>import sys</text:p>
      <text:p text:style-name="P62"/>
      <text:p text:style-name="P62">if len(sys.argv) != 3:</text:p>
      <text:p text:style-name="P62"><text:s text:c="4"/>print("Usage: python calculator.py &lt;num1&gt; &lt;num2&gt;")</text:p>
      <text:p text:style-name="P62"><text:s text:c="4"/>sys.exit(1)</text:p>
      <text:p text:style-name="P62"/>
      <text:p text:style-name="P62">try:</text:p>
      <text:p text:style-name="P62"><text:s text:c="4"/>num1 = float(sys.argv[1])</text:p>
      <text:p text:style-name="P62"><text:s text:c="4"/>num2 = float(sys.argv[2])</text:p>
      <text:p text:style-name="P62">except ValueError:</text:p>
      <text:p text:style-name="P62"><text:s text:c="4"/>print("Please provide valid numbers.")</text:p>
      <text:p text:style-name="P62"><text:s text:c="4"/>sys.exit(1)</text:p>
      <text:p text:style-name="P62"/>
      <text:p text:style-name="P62">print("Addition:", num1 + num2)</text:p>
      <text:p text:style-name="P62">print("Subtraction:", num1 - num2)</text:p>
      <text:p text:style-name="P62">print("Multiplication:", num1 * num2)</text:p>
      <text:p text:style-name="P62">if num2 != 0:</text:p>
      <text:p text:style-name="P62"><text:s text:c="4"/>print("Division:", num1 / num2)</text:p>
      <text:p text:style-name="P62">else:</text:p>
      <text:p text:style-name="P62"><text:s text:c="4"/>print("Division: Error - Division by zero")</text:p>
      <text:p text:style-name="P62">```</text:p>
      <text:p text:style-name="P62"/>
      <text:p text:style-name="P60">7. write a python program to define a module and import specifc function in thtat module to another program</text:p>
      <text:p text:style-name="P60"/>
      <text:p text:style-name="P62">module.py</text:p>
      <text:p text:style-name="P62">```</text:p>
      <text:p text:style-name="P62">def hey(name):</text:p>
      <text:p text:style-name="P62"><text:s text:c="4"/>return f"Hello, {name}!"</text:p>
      <text:p text:style-name="P62">```</text:p>
      <text:p text:style-name="P62"/>
      <text:p text:style-name="P62">main.py</text:p>
      <text:p text:style-name="P62">```</text:p>
      <text:p text:style-name="P62">from module import hey</text:p>
      <text:p text:style-name="P62"/>
      <text:p text:style-name="P62">name = input("Enter your name: ")</text:p>
      <text:p text:style-name="P62">print(greeting(name))</text:p>
      <text:p text:style-name="P62">```</text:p>
      <text:p text:style-name="P60"/>
      <text:p text:style-name="P60">8. import the math module and call sin function</text:p>
      <text:p text:style-name="P60"/>
      <text:p text:style-name="P62"><text:soft-page-break/>```</text:p>
      <text:p text:style-name="P62">import math</text:p>
      <text:p text:style-name="P62"/>
      <text:p text:style-name="P62">angle_radians = math.pi / 2</text:p>
      <text:p text:style-name="P62">print("The sine of 90 degrees is:", math.sin(angle_radians))</text:p>
      <text:p text:style-name="P62">```</text:p>
      <text:p text:style-name="P60"/>
      <text:p text:style-name="P60">9. write a python script to print the currect date in the following format “Sun May 29 02:26:23 IST 2017”</text:p>
      <text:p text:style-name="P60"/>
      <text:p text:style-name="P62">```</text:p>
      <text:p text:style-name="P62">import datetime</text:p>
      <text:p text:style-name="P62">import time</text:p>
      <text:p text:style-name="P62"/>
      <text:p text:style-name="P62">tz = datetime.timezone(datetime.timedelta(hours=5, minutes=30))</text:p>
      <text:p text:style-name="P62">now = datetime.datetime.now(tz)</text:p>
      <text:p text:style-name="P62">formatted_date = now.strftime("%a %b %d %H:%M:%S %Z %Y")</text:p>
      <text:p text:style-name="P62">print("Current date and time with IST timezone:", formatted_date)</text:p>
      <text:p text:style-name="P62">```</text:p>
      <text:p text:style-name="P60"/>
      <text:p text:style-name="P60">10. write a python program to add some days to your present date and print the dater added</text:p>
      <text:p text:style-name="P60"/>
      <text:p text:style-name="P63"><text:span text:style-name="T15"><text:s/></text:span><text:tab/></text:p>
      <text:p text:style-name="P32"/>
      <text:p text:style-name="P62">```</text:p>
      <text:p text:style-name="P62">import datetime</text:p>
      <text:p text:style-name="P62"/>
      <text:p text:style-name="P62">days_to_add = int(input("Enter number of days to add: "))</text:p>
      <text:p text:style-name="P62">today = datetime.date.today()</text:p>
      <text:p text:style-name="P62">future_date = today + datetime.timedelta(days=days_to_add)</text:p>
      <text:p text:style-name="P62">print("Date after adding", days_to_add, "days:", future_date)</text:p>
      <text:p text:style-name="P62">```</text:p>
      <text:p text:style-name="P18"/>
      <text:p text:style-name="P11"/>
      <text:p text:style-name="P11"/>
      <text:p text:style-name="P7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ndale Mono" svg:font-family="'Andale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19:59:30.843540682</meta:creation-date>
    <dc:date>2025-04-14T06:23:40.257500914</dc:date>
    <meta:editing-duration>PT32M10S</meta:editing-duration>
    <meta:editing-cycles>5</meta:editing-cycles>
    <meta:generator>LibreOffice/25.2.1.2$Linux_X86_64 LibreOffice_project/520$Build-2</meta:generator>
    <meta:document-statistic meta:table-count="0" meta:image-count="0" meta:object-count="0" meta:page-count="21" meta:paragraph-count="564" meta:word-count="2290" meta:character-count="11648" meta:non-whitespace-character-count="9317"/>
  </office:meta>
</office:document-meta>
</file>